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f463e" officeooo:paragraph-rsid="001f463e" style:font-size-asian="18pt" style:font-size-complex="18pt"/>
    </style:style>
    <style:style style:name="P2" style:family="paragraph" style:parent-style-name="Standard">
      <style:paragraph-properties fo:text-align="justify" style:justify-single-word="false"/>
      <style:text-properties fo:font-size="12pt" style:text-underline-style="none" fo:font-weight="bold" officeooo:rsid="0020d06b" officeooo:paragraph-rsid="0020d06b"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20d06b" officeooo:paragraph-rsid="0021c5f8"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2a13f5" officeooo:paragraph-rsid="002a13f5"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normal" officeooo:rsid="002127c8" officeooo:paragraph-rsid="002127c8"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f463e" officeooo:paragraph-rsid="0021c5f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248352" officeooo:paragraph-rsid="00248352"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265a49" officeooo:paragraph-rsid="00265a49"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265a49" officeooo:paragraph-rsid="002a13f5"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bc9f3" officeooo:paragraph-rsid="002bc9f3"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f463e" officeooo:paragraph-rsid="001f463e" style:font-size-asian="13pt" style:font-weight-asian="bold" style:font-size-complex="13pt" style:font-weight-complex="bold"/>
    </style:style>
    <style:style style:name="P12" style:family="paragraph" style:parent-style-name="Standard">
      <style:paragraph-properties fo:text-align="justify" style:justify-single-word="false"/>
      <style:text-properties fo:font-size="12pt" style:text-underline-style="none" fo:font-weight="normal" officeooo:rsid="00265a49" officeooo:paragraph-rsid="002a13f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65a49" officeooo:paragraph-rsid="0032a862"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bc9f3" officeooo:paragraph-rsid="002bc9f3"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bc9f3" officeooo:paragraph-rsid="002f74be"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2bc9f3" officeooo:paragraph-rsid="0032a862"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31521f" officeooo:paragraph-rsid="0031521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bold" officeooo:rsid="00265a49" officeooo:paragraph-rsid="00265a49" style:font-size-asian="10.5pt" style:font-weight-asian="bold" style:font-size-complex="12pt" style:font-weight-complex="bold"/>
    </style:style>
    <style:style style:name="P19" style:family="paragraph" style:parent-style-name="Standard">
      <style:paragraph-properties fo:text-align="center" style:justify-single-word="false"/>
      <style:text-properties fo:font-size="11pt" officeooo:rsid="00309f7e" officeooo:paragraph-rsid="00309f7e" style:font-size-asian="9.60000038146973pt" style:font-size-complex="11pt"/>
    </style:style>
    <style:style style:name="P20" style:family="paragraph" style:parent-style-name="Standard">
      <style:paragraph-properties fo:text-align="center" style:justify-single-word="false"/>
      <style:text-properties fo:font-size="13pt" style:text-underline-style="solid" style:text-underline-width="auto" style:text-underline-color="font-color" fo:font-weight="bold" officeooo:rsid="001f463e" officeooo:paragraph-rsid="001f463e" style:font-size-asian="13pt" style:font-weight-asian="bold" style:font-size-complex="13pt" style:font-weight-complex="bold"/>
    </style:style>
    <style:style style:name="P21" style:family="paragraph" style:parent-style-name="Standard">
      <style:paragraph-properties fo:text-align="center" style:justify-single-word="false"/>
      <style:text-properties fo:font-size="18pt" officeooo:rsid="001f463e" officeooo:paragraph-rsid="001f463e" style:font-size-asian="18pt" style:font-size-complex="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20d06b"/>
    </style:style>
    <style:style style:name="T4" style:family="text">
      <style:text-properties officeooo:rsid="002127c8"/>
    </style:style>
    <style:style style:name="T5" style:family="text">
      <style:text-properties fo:font-size="13pt" style:text-underline-style="solid" style:text-underline-width="auto" style:text-underline-color="font-color" officeooo:rsid="002127c8" style:font-size-asian="13pt" style:font-size-complex="13pt"/>
    </style:style>
    <style:style style:name="T6" style:family="text">
      <style:text-properties fo:font-size="13pt" style:text-underline-style="solid" style:text-underline-width="auto" style:text-underline-color="font-color" officeooo:rsid="0022fa93" style:font-size-asian="11.3500003814697pt" style:font-size-complex="13pt"/>
    </style:style>
    <style:style style:name="T7" style:family="text">
      <style:text-properties fo:font-size="13pt" style:text-underline-style="solid" style:text-underline-width="auto" style:text-underline-color="font-color" fo:font-weight="bold" officeooo:rsid="002a13f5" style:font-size-asian="13pt" style:font-weight-asian="bold" style:font-size-complex="13pt" style:font-weight-complex="bold"/>
    </style:style>
    <style:style style:name="T8" style:family="text">
      <style:text-properties fo:font-size="13pt" style:text-underline-style="solid" style:text-underline-width="auto" style:text-underline-color="font-color" fo:font-weight="bold" officeooo:rsid="002de8fe" style:font-size-asian="13pt" style:font-weight-asian="bold" style:font-size-complex="13pt" style:font-weight-complex="bold"/>
    </style:style>
    <style:style style:name="T9" style:family="text">
      <style:text-properties fo:font-size="13pt" fo:font-weight="bold" officeooo:rsid="002de8fe" style:font-size-asian="13pt" style:font-weight-asian="bold" style:font-size-complex="13pt" style:font-weight-complex="bold"/>
    </style:style>
    <style:style style:name="T10" style:family="text">
      <style:text-properties officeooo:rsid="00248352"/>
    </style:style>
    <style:style style:name="T11" style:family="text">
      <style:text-properties officeooo:rsid="00265a49"/>
    </style:style>
    <style:style style:name="T12" style:family="text">
      <style:text-properties officeooo:rsid="002a13f5"/>
    </style:style>
    <style:style style:name="T13" style:family="text">
      <style:text-properties officeooo:rsid="002c118b"/>
    </style:style>
    <style:style style:name="T14" style:family="text">
      <style:text-properties officeooo:rsid="0031521f"/>
    </style:style>
    <style:style style:name="T15" style:family="text">
      <style:text-properties officeooo:rsid="0032a862"/>
    </style:style>
    <style:style style:name="T16" style:family="text">
      <style:text-properties officeooo:rsid="0033c0a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2"/><text:span text:style-name="T2">Intelligent <text:s/>Feedback Analysis</text:span></text:p>
      <text:p text:style-name="P1"/>
      <text:p text:style-name="P19">Sujata Chauhan,Varsha Parihar,Archana Gaikwad</text:p>
      <text:p text:style-name="P19">Nowrosjee Wadia College,Pune</text:p>
      <text:p text:style-name="P11"/>
      <text:p text:style-name="P11">Abstract</text:p>
      <text:p text:style-name="P2"><text:tab/>In this paper,we developed <text:span text:style-name="T10">a</text:span> computer application to perform intelligent data analysis in order to understand the experience of students about their college environment during intercollege events.We will be making use of certain algorithms for Intelligent Feedback Analysis. <text:span text:style-name="T4">The system will analyse real time data <text:s/>which is acquired using Google Form and stored in the excel spreadsheet. The Google Form was comprised of questions regarding the college events.Here we focus on students' feedback to understand their concerns,problems and <text:s/>feelings related to college events.</text:span></text:p>
      <text:p text:style-name="P2"/>
      <text:p text:style-name="P2"><text:tab/><text:tab/><text:tab/><text:tab/><text:tab/><text:tab/><text:span text:style-name="T5">Introduction</text:span></text:p>
      <text:p text:style-name="P5"><text:tab/>The term 'Feedback' is used to describe the helpful information or critiscism about prior action or behaviour from an individual.Feedback is valuable information that can be used to make important decisions.Thus,mining and intelligently analysing these information through data source is very crucial for understanding students' perspective. </text:p>
      <text:p text:style-name="P6"><text:tab/>Students' feedback on intercollege events shed light into their experiences,opinins,feelings and concerns about the <text:s/>college events.Analysing such data,however,can be challenging.<text:span text:style-name="T3">The complexity of students' experiences reflected from feedbacks requires human interpretation.</text:span></text:p>
      <text:p text:style-name="P4"/>
      <text:p text:style-name="P4"><text:tab/><text:tab/><text:tab/>{s excel sheet ss}</text:p>
      <text:p text:style-name="P3"/>
      <text:p text:style-name="P3"><text:tab/><text:tab/><text:tab/><text:tab/><text:tab/><text:span text:style-name="T6">Design and Implementation</text:span></text:p>
      <text:p text:style-name="P7">1.<text:span text:style-name="T1">Gather Data:</text:span> The application works on <text:span text:style-name="T11">real time</text:span> data <text:span text:style-name="T11">that is to be collected from students.The easiest way,in terms of time and accesibility, is to use Google Forms to collect data.</text:span> <text:span text:style-name="T11">Google Forms are easy to create and can be accessed by anyone in no time.</text:span></text:p>
      <text:p text:style-name="P7"/>
      <text:p text:style-name="P18"><text:tab/><text:tab/>(google form ss)</text:p>
      <text:p text:style-name="P17">2.<text:span text:style-name="T1">Data Preprocessing:</text:span>The collected data was in numerical and string format.To perform analysis tasks we have to convert the data in numerical <text:span text:style-name="T15">format </text:span>in order to perform different mathematical operations. Therefore,preprocessing was done on the collected data.</text:p>
      <text:p text:style-name="P8"/>
      <text:p text:style-name="P8"><text:span text:style-name="T14">3</text:span>.<text:span text:style-name="T1">Intelligent Analysis</text:span>: The Analysis of <text:span text:style-name="T15">preprocessed</text:span> data consisted of two parts:Classification and Clustering.</text:p>
      <text:p text:style-name="P13">a. Classification:</text:p>
      <text:p text:style-name="P13"><text:span text:style-name="T12"><text:tab/><text:tab/><text:tab/>{ss}</text:span></text:p>
      <text:p text:style-name="P13">b.Clustering:</text:p>
      <text:p text:style-name="P13"><text:span text:style-name="T12"><text:tab/><text:tab/><text:tab/>{ss}</text:span></text:p>
      <text:p text:style-name="P8"/>
      <text:p text:style-name="P8"/>
      <text:p text:style-name="P9"><text:tab/><text:tab/><text:tab/><text:tab/><text:tab/><text:tab/><text:span text:style-name="T7">Conclusion</text:span></text:p>
      <text:p text:style-name="P9"><text:s/></text:p>
      <text:p text:style-name="P15"><text:tab/>This paper/application is benficial in <text:span text:style-name="T13">learning intelligent analytics,data minig and learning technologies.It provides a workflow for analysing </text:span><text:s/><text:span text:style-name="T13">feedback data intelligently for college purposes that overcome the major limiltations of both manual qualitative analysis and large scale computational analysis of user generated textual content.</text:span></text:p>
      <text:p text:style-name="P15"><text:span text:style-name="T13"><text:tab/>Our project can inform educational administrators,event organizers and other relevant decision makers to gain further understanding of students' college experiences.</text:span></text:p>
      <text:p text:style-name="P15"><text:soft-page-break/></text:p>
      <text:p text:style-name="P16"><text:tab/><text:tab/><text:tab/><text:tab/><text:tab/><text:tab/></text:p>
      <text:p text:style-name="P16"><text:span text:style-name="T9"><text:tab/><text:tab/><text:tab/><text:tab/><text:tab/><text:tab/></text:span><text:span text:style-name="T8">Future Scope</text:span></text:p>
      <text:p text:style-name="P10"><text:span text:style-name="T8"/></text:p>
      <text:p text:style-name="P10"><text:tab/><text:span text:style-name="T16">For future enhancements we can have more interactive and dynamic GUI(Graphical User Interface) and the project can be used to analyse textual response like comments and sugges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9M57S</meta:editing-duration>
    <meta:editing-cycles>13</meta:editing-cycles>
    <meta:generator>LibreOffice/5.4.4.2$Windows_X86_64 LibreOffice_project/2524958677847fb3bb44820e40380acbe820f960</meta:generator>
    <dc:date>2019-09-15T20:51:54.342000000</dc:date>
    <meta:document-statistic meta:table-count="0" meta:image-count="0" meta:object-count="0" meta:page-count="2" meta:paragraph-count="25" meta:word-count="374" meta:character-count="2795" meta:non-whitespace-character-count="2389"/>
    <meta:user-defined meta:name="Info 1"/>
    <meta:user-defined meta:name="Info 2"/>
    <meta:user-defined meta:name="Info 3"/>
    <meta:user-defined meta:name="Info 4"/>
  </office:meta>
</office:document-meta>
</file>